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fo:color="#000000" style:font-name="Monospace" fo:font-size="10pt" officeooo:rsid="003e5829" officeooo:paragraph-rsid="00a28102" style:font-size-asian="10pt"/>
    </style:style>
    <style:style style:name="P4" style:family="paragraph" style:parent-style-name="Standard">
      <style:text-properties officeooo:paragraph-rsid="00a0388b"/>
    </style:style>
    <style:style style:name="P5" style:family="paragraph" style:parent-style-name="Standard">
      <style:text-properties fo:font-size="10pt" fo:font-weight="normal" officeooo:rsid="00152543" officeooo:paragraph-rsid="00a28102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cf79c3" style:font-size-asian="9pt" style:font-size-complex="9pt"/>
    </style:style>
    <style:style style:name="P7" style:family="paragraph" style:parent-style-name="Standard" style:master-page-name="">
      <loext:graphic-properties draw:fill="solid" draw:fill-color="#e6e6e6"/>
      <style:paragraph-properties fo:margin-left="0.5902in" fo:margin-right="0in" fo:text-indent="0in" style:auto-text-indent="false" style:page-number="auto" fo:background-color="#e6e6e6">
        <style:background-image/>
      </style:paragraph-properties>
      <style:text-properties style:font-name="Arial" fo:font-size="9pt" officeooo:rsid="00cf79c3" officeooo:paragraph-rsid="00cf79c3" style:font-size-asian="9pt" style:font-size-complex="9pt"/>
    </style:style>
    <style:style style:name="P8" style:family="paragraph" style:parent-style-name="Standard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officeooo:rsid="00cf79c3" officeooo:paragraph-rsid="00cf79c3" style:font-size-asian="9pt" style:font-size-complex="9pt"/>
    </style:style>
    <style:style style:name="P9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cf79c3" style:font-size-asian="9pt" style:font-size-complex="9pt"/>
    </style:style>
    <style:style style:name="P10" style:family="paragraph" style:parent-style-name="Standard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0pt" fo:font-weight="normal" officeooo:rsid="00152543" officeooo:paragraph-rsid="00ac710f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.2362in" fo:margin-right="0in" fo:line-height="150%" fo:text-align="justify" style:justify-single-word="false" fo:text-indent="0.1575in" style:auto-text-indent="false" style:page-number="auto" text:number-lines="false" text:line-number="0"/>
      <style:text-properties officeooo:rsid="00cf79c3" officeooo:paragraph-rsid="00cf79c3"/>
    </style:style>
    <style:style style:name="P12" style:family="paragraph" style:parent-style-name="Table_20_Contents" style:master-page-name="">
      <style:paragraph-properties fo:margin-left="0in" fo:margin-right="0in" fo:line-height="150%" fo:text-align="justify" style:justify-single-word="false" fo:text-indent="0.1575in" style:auto-text-indent="false" style:page-number="auto" text:number-lines="false" text:line-number="0"/>
      <style:text-properties fo:font-size="10pt" fo:font-weight="normal" officeooo:paragraph-rsid="00a0d40a" style:font-size-asian="10pt" style:font-weight-asian="normal" style:font-size-complex="10pt" style:font-weight-complex="normal"/>
    </style:style>
    <style:style style:name="P13" style:family="paragraph" style:parent-style-name="Standard" style:list-style-name="Sajat_20_szamozas">
      <style:text-properties fo:font-size="13pt" fo:font-weight="bold" officeooo:rsid="00cf79c3" officeooo:paragraph-rsid="00cf79c3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d18e86" officeooo:paragraph-rsid="00d18e86" style:font-size-asian="13pt" style:font-weight-asian="bold" style:font-size-complex="13pt" style:font-weight-complex="bold"/>
    </style:style>
    <style:style style:name="P15" style:family="paragraph" style:parent-style-name="Standard" style:list-style-name="Sajat_20_szamozas">
      <style:text-properties fo:font-size="13pt" fo:font-weight="bold" officeooo:rsid="00d948fa" officeooo:paragraph-rsid="00d948fa" style:font-size-asian="13pt" style:font-weight-asian="bold" style:font-size-complex="13pt" style:font-weight-complex="bold"/>
    </style:style>
    <style:style style:name="P16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18e86" style:font-size-asian="9pt" style:font-weight-asian="bold" style:font-size-complex="9pt" style:font-weight-complex="bold"/>
    </style:style>
    <style:style style:name="P17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3e0da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3e489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5d418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ef294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d9f07e" officeooo:paragraph-rsid="00d9f07e" style:font-size-asian="9pt" style:font-size-complex="9pt"/>
    </style:style>
    <style:style style:name="P22" style:family="paragraph" style:parent-style-name="Standard" style:master-page-name="">
      <loext:graphic-properties draw:fill="solid" draw:fill-color="#e6e6e6"/>
      <style:paragraph-properties fo:margin-left="0.5902in" fo:margin-right="0in" fo:text-indent="0in" style:auto-text-indent="false" style:page-number="auto" fo:background-color="#e6e6e6">
        <style:background-image/>
      </style:paragraph-properties>
      <style:text-properties style:font-name="Arial" fo:font-size="9pt" officeooo:rsid="00d9f07e" officeooo:paragraph-rsid="00d9f07e" style:font-size-asian="9pt" style:font-size-complex="9pt"/>
    </style:style>
    <style:style style:name="P23" style:family="paragraph" style:parent-style-name="Standard" style:master-page-name="">
      <loext:graphic-properties draw:fill="solid" draw:fill-color="#e6e6e6"/>
      <style:paragraph-properties fo:margin-left="0.5902in" fo:margin-right="0in" fo:text-indent="0in" style:auto-text-indent="false" style:page-number="auto" fo:background-color="#e6e6e6">
        <style:background-image/>
      </style:paragraph-properties>
      <style:text-properties style:font-name="Arial" fo:font-size="9pt" officeooo:rsid="00cf79c3" officeooo:paragraph-rsid="00d18e86" style:font-size-asian="9pt" style:font-size-complex="9pt"/>
    </style:style>
    <style:style style:name="P24" style:family="paragraph" style:parent-style-name="Standard" style:master-page-name="">
      <loext:graphic-properties draw:fill="solid" draw:fill-color="#e6e6e6"/>
      <style:paragraph-properties fo:margin-left="0.5902in" fo:margin-right="0in" fo:text-indent="0in" style:auto-text-indent="false" style:page-number="auto" fo:background-color="#e6e6e6">
        <style:background-image/>
      </style:paragraph-properties>
      <style:text-properties style:font-name="Arial" fo:font-size="9pt" officeooo:rsid="00cf79c3" officeooo:paragraph-rsid="00dbdd7e" style:font-size-asian="9pt" style:font-size-complex="9pt"/>
    </style:style>
    <style:style style:name="P25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officeooo:rsid="00cf79c3" officeooo:paragraph-rsid="00cf79c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cf79c3" officeooo:paragraph-rsid="00cf79c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d359d1" officeooo:paragraph-rsid="00d359d1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d3e0da" officeooo:paragraph-rsid="00d3e0d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d3e489" officeooo:paragraph-rsid="00d3e489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d5d418" officeooo:paragraph-rsid="00d5d418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officeooo:rsid="00def294" officeooo:paragraph-rsid="00def294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officeooo:rsid="00cf79c3" officeooo:paragraph-rsid="00d18e86"/>
    </style:style>
    <style:style style:name="P33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style:font-name="Arial" fo:font-size="9pt" officeooo:rsid="00d9f07e" officeooo:paragraph-rsid="00d9f07e" style:font-size-asian="9pt" style:font-size-complex="9pt"/>
    </style:style>
    <style:style style:name="P34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officeooo:rsid="00d9f07e" officeooo:paragraph-rsid="00d9f07e"/>
    </style:style>
    <style:style style:name="P35" style:family="paragraph" style:parent-style-name="Table_20_Contents">
      <style:paragraph-properties fo:margin-left="0.2362in" fo:margin-right="0in" fo:line-height="150%" fo:text-align="justify" style:justify-single-word="false" fo:text-indent="0.1575in" style:auto-text-indent="false" text:number-lines="false" text:line-number="0"/>
      <style:text-properties officeooo:rsid="00dbdd7e" officeooo:paragraph-rsid="00dbdd7e"/>
    </style:style>
    <style:style style:name="P36" style:family="paragraph" style:parent-style-name="Table_20_Contents" style:master-page-name="">
      <style:paragraph-properties fo:margin-left="0.2362in" fo:margin-right="0in" fo:line-height="150%" fo:text-align="justify" style:justify-single-word="false" fo:text-indent="0.1575in" style:auto-text-indent="false" style:page-number="auto" text:number-lines="false" text:line-number="0"/>
      <style:text-properties officeooo:rsid="00d9f07e" officeooo:paragraph-rsid="00d9f07e"/>
    </style:style>
    <style:style style:name="P37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18e86" style:font-size-asian="9pt" style:font-size-complex="9pt"/>
    </style:style>
    <style:style style:name="P38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3e0da" style:font-size-asian="9pt" style:font-size-complex="9pt"/>
    </style:style>
    <style:style style:name="P39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3e489" style:font-size-asian="9pt" style:font-size-complex="9pt"/>
    </style:style>
    <style:style style:name="P40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5d418" style:font-size-asian="9pt" style:font-size-complex="9pt"/>
    </style:style>
    <style:style style:name="P41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bdd7e" style:font-size-asian="9pt" style:font-size-complex="9pt"/>
    </style:style>
    <style:style style:name="P42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officeooo:rsid="00cf79c3" officeooo:paragraph-rsid="00def294" style:font-size-asian="9pt" style:font-size-complex="9pt"/>
    </style:style>
    <style:style style:name="P43" style:family="paragraph" style:parent-style-name="Preformatted_20_Text">
      <loext:graphic-properties draw:fill="solid" draw:fill-color="#e6e6e6"/>
      <style:paragraph-properties fo:margin-left="0.5902in" fo:margin-right="0in" fo:text-indent="0in" style:auto-text-indent="false" fo:background-color="#e6e6e6">
        <style:background-image/>
      </style:paragraph-properties>
      <style:text-properties style:font-name="Arial" fo:font-size="9pt" fo:font-weight="bold" officeooo:rsid="00cf79c3" officeooo:paragraph-rsid="00d3e0da" style:font-size-asian="9pt" style:font-weight-asian="bold" style:font-size-complex="9pt" style:font-weight-complex="bold"/>
    </style:style>
    <style:style style:name="P44" style:family="paragraph" style:parent-style-name="Preformatted_20_Text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fo:font-weight="normal" officeooo:rsid="00cf79c3" officeooo:paragraph-rsid="00d3e0da" style:font-size-asian="9pt" style:font-weight-asian="normal" style:font-size-complex="9pt" style:font-weight-complex="normal"/>
    </style:style>
    <style:style style:name="P45" style:family="paragraph" style:parent-style-name="Preformatted_20_Text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fo:font-weight="normal" officeooo:rsid="00cf79c3" officeooo:paragraph-rsid="00d3e489" style:font-size-asian="9pt" style:font-weight-asian="normal" style:font-size-complex="9pt" style:font-weight-complex="normal"/>
    </style:style>
    <style:style style:name="P46" style:family="paragraph" style:parent-style-name="Preformatted_20_Text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fo:font-weight="normal" officeooo:rsid="00cf79c3" officeooo:paragraph-rsid="00d5d418" style:font-size-asian="9pt" style:font-weight-asian="normal" style:font-size-complex="9pt" style:font-weight-complex="normal"/>
    </style:style>
    <style:style style:name="P47" style:family="paragraph" style:parent-style-name="Preformatted_20_Text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fo:font-weight="normal" officeooo:rsid="00cf79c3" officeooo:paragraph-rsid="00def294" style:font-size-asian="9pt" style:font-weight-asian="normal" style:font-size-complex="9pt" style:font-weight-complex="normal"/>
    </style:style>
    <style:style style:name="P48" style:family="paragraph" style:parent-style-name="Preformatted_20_Text">
      <loext:graphic-properties draw:fill="solid" draw:fill-color="#e6e6e6"/>
      <style:paragraph-properties fo:margin-left="0.5902in" fo:margin-right="0in" fo:line-height="150%" fo:text-align="justify" style:justify-single-word="false" fo:text-indent="0in" style:auto-text-indent="false" fo:background-color="#e6e6e6" text:number-lines="false" text:line-number="0">
        <style:background-image/>
      </style:paragraph-properties>
      <style:text-properties style:font-name="Arial" fo:font-size="9pt" officeooo:rsid="00cf79c3" officeooo:paragraph-rsid="00dbdd7e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d18e8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dbf3a1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ddcee2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officeooo:rsid="00d18e86"/>
    </style:style>
    <style:style style:name="T8" style:family="text">
      <style:text-properties fo:font-style="italic" officeooo:rsid="00d18e86" style:font-style-asian="italic" style:font-style-complex="italic"/>
    </style:style>
    <style:style style:name="T9" style:family="text">
      <style:text-properties fo:font-style="italic" officeooo:rsid="00d3e0da" style:font-style-asian="italic" style:font-style-complex="italic"/>
    </style:style>
    <style:style style:name="T10" style:family="text">
      <style:text-properties fo:font-style="italic" officeooo:rsid="00d5d418" style:font-style-asian="italic" style:font-style-complex="italic"/>
    </style:style>
    <style:style style:name="T11" style:family="text">
      <style:text-properties style:font-name="Arial" fo:font-size="9pt" officeooo:rsid="00cf79c3" style:font-size-asian="9pt" style:font-size-complex="9pt"/>
    </style:style>
    <style:style style:name="T12" style:family="text">
      <style:text-properties style:font-name="Arial" fo:font-size="9pt" fo:font-weight="normal" officeooo:rsid="00cf79c3" style:font-size-asian="9pt" style:font-weight-asian="normal" style:font-size-complex="9pt" style:font-weight-complex="normal"/>
    </style:style>
    <style:style style:name="T13" style:family="text">
      <style:text-properties officeooo:rsid="00d3e0da"/>
    </style:style>
    <style:style style:name="T14" style:family="text">
      <style:text-properties fo:font-style="normal" officeooo:rsid="00d3e0da" style:font-style-asian="normal" style:font-style-complex="normal"/>
    </style:style>
    <style:style style:name="T15" style:family="text">
      <style:text-properties officeooo:rsid="00d3e489"/>
    </style:style>
    <style:style style:name="T16" style:family="text">
      <style:text-properties officeooo:rsid="00dbdd7e"/>
    </style:style>
    <style:style style:name="T17" style:family="text">
      <style:text-properties officeooo:rsid="00def294"/>
    </style:style>
    <style:style style:name="T18" style:family="text">
      <style:text-properties officeooo:rsid="00e052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ostgreSQL</text:p>
      <text:p text:style-name="P1"/>
      <text:p text:style-name="P12"/>
      <text:p text:style-name="P5"/>
      <text:p text:style-name="P2"/>
      <text:list xml:id="list6929499225998550000" text:style-name="Sajat_20_szamozas">
        <text:list-item>
          <text:p text:style-name="P15">Basic server setup</text:p>
        </text:list-item>
      </text:list>
      <text:p text:style-name="P14"/>
      <text:p text:style-name="P36"><text:span text:style-name="T3">A</text:span><text:span text:style-name="T2">fter the installation of the server a new linux user is created: postgres without password, </text:span><text:span text:style-name="T4">a postgres db and a postgres postgresql user</text:span><text:span text:style-name="T2">. </text:span><text:span text:style-name="T5">(???last sentence should be reviewed)</text:span></text:p>
      <text:p text:style-name="P34"><text:span text:style-name="T3">C</text:span><text:span text:style-name="T2">hange /etc/postgresql/d.d/main/pg_hba.conf file</text:span></text:p>
      <text:p text:style-name="P22">local<text:tab/>all<text:tab/>postgres<text:tab/><text:tab/><text:tab/>peer</text:p>
      <text:p text:style-name="P33"><text:span text:style-name="T2">to</text:span></text:p>
      <text:p text:style-name="P21">local<text:tab/>all<text:tab/>postgres<text:tab/><text:tab/><text:tab/>md5</text:p>
      <text:p text:style-name="P35"><text:span text:style-name="T3">G</text:span><text:span text:style-name="T2">et root user</text:span></text:p>
      <text:p text:style-name="P24"/>
      <text:p text:style-name="P41"><text:span text:style-name="Source_20_Text"><text:span text:style-name="T16">$ sudo -i </text:span></text:span></text:p>
      <text:p text:style-name="P48"><text:span text:style-name="Source_20_Text"><text:span text:style-name="T12"/></text:span></text:p>
      <text:p text:style-name="P32"><text:span text:style-name="T3">Create Linux user.</text:span></text:p>
      <text:p text:style-name="P23"/>
      <text:p text:style-name="P37"><text:span text:style-name="Source_20_Text"><text:span text:style-name="T7"># adduser </text:span></text:span><text:span text:style-name="Source_20_Text"><text:span text:style-name="T8">gastrobubu</text:span></text:span></text:p>
      <text:p text:style-name="P37"><text:span text:style-name="Source_20_Text"><text:span text:style-name="T7"># passwd </text:span></text:span><text:span text:style-name="Source_20_Text"><text:span text:style-name="T8">gastrobubu</text:span></text:span></text:p>
      <text:p text:style-name="P37"><text:span text:style-name="Source_20_Text"><text:span text:style-name="T8"/></text:span></text:p>
      <text:p text:style-name="P27">Become postgres superuser</text:p>
      <text:p text:style-name="P16"/>
      <text:p text:style-name="P38"><text:span text:style-name="Source_20_Text"><text:span text:style-name="T7"># </text:span></text:span><text:span text:style-name="Source_20_Text"><text:span text:style-name="T14">sudo - postgres</text:span></text:span></text:p>
      <text:p text:style-name="P43"/>
      <text:p text:style-name="P28">Connect to database</text:p>
      <text:p text:style-name="P17"/>
      <text:p text:style-name="P38"><text:span text:style-name="Source_20_Text"><text:span text:style-name="T13">$ psql template1 </text:span></text:span></text:p>
      <text:p text:style-name="P38"><text:span text:style-name="Source_20_Text"/></text:p>
      <text:p text:style-name="P38"><text:span text:style-name="Source_20_Text"><text:span text:style-name="T13">OR</text:span></text:span></text:p>
      <text:p text:style-name="P38"><text:span text:style-name="Source_20_Text"/></text:p>
      <text:p text:style-name="P38"><text:span text:style-name="Source_20_Text"><text:span text:style-name="T13">$ psql -d template1 -U postgres</text:span></text:span></text:p>
      <text:p text:style-name="P38"><text:span text:style-name="Source_20_Text"/></text:p>
      <text:p text:style-name="P39"><text:span text:style-name="Source_20_Text"><text:span text:style-name="T15">(password: postgres user password)</text:span></text:span></text:p>
      <text:p text:style-name="P43"/>
      <text:p text:style-name="P28">Create postgresql user</text:p>
      <text:p text:style-name="P17"/>
      <text:p text:style-name="P38"><text:span text:style-name="Source_20_Text"><text:span text:style-name="T13">template1=# CREATE USER </text:span></text:span><text:span text:style-name="Source_20_Text"><text:span text:style-name="T9">gastrobubu</text:span></text:span><text:span text:style-name="Source_20_Text"><text:span text:style-name="T13"> WITH PASSWORD '</text:span></text:span><text:span text:style-name="Source_20_Text"><text:span text:style-name="T9">password</text:span></text:span><text:span text:style-name="Source_20_Text"><text:span text:style-name="T13">' </text:span></text:span></text:p>
      <text:p text:style-name="P44"><text:span text:style-name="Source_20_Text"><text:span text:style-name="T11"/></text:span></text:p>
      <text:p text:style-name="P29">Add a new database</text:p>
      <text:p text:style-name="P18"/>
      <text:p text:style-name="P39"><text:span text:style-name="Source_20_Text"><text:span text:style-name="T13">template1=# CREATE DATABASE </text:span></text:span><text:span text:style-name="Source_20_Text"><text:span text:style-name="T9">gastrobubu</text:span></text:span><text:span text:style-name="Source_20_Text"><text:span text:style-name="T10">db</text:span></text:span></text:p>
      <text:p text:style-name="P45"><text:span text:style-name="Source_20_Text"><text:span text:style-name="T12"/></text:span></text:p>
      <text:p text:style-name="P30">Grant all privilages on databas</text:p>
      <text:p text:style-name="P19"/>
      <text:p text:style-name="P40"><text:span text:style-name="Source_20_Text"><text:span text:style-name="T13">template1=# GRANT ALL PRIVILEGES ON DATABASE gastrobubudb TO gastrobubu</text:span></text:span></text:p>
      <text:p text:style-name="P46"><text:span text:style-name="Source_20_Text"><text:span text:style-name="T12"/></text:span></text:p>
      <text:p text:style-name="P31">Restart <text:span text:style-name="T18">DB</text:span></text:p>
      <text:p text:style-name="P20"/>
      <text:p text:style-name="P42"><text:span text:style-name="Source_20_Text"><text:span text:style-name="T17">sudo /etc/init.d/postgresql restart</text:span></text:span></text:p>
      <text:p text:style-name="P47"><text:span text:style-name="Source_20_Text"><text:span text:style-name="T12"/></text:span></text:p>
      <text:p text:style-name="P27"/>
      <text:p text:style-name="P27"><text:soft-page-break/></text:p>
      <text:list xml:id="list174011710988823" text:continue-numbering="true" text:style-name="Sajat_20_szamozas">
        <text:list-item>
          <text:p text:style-name="P13">BLOB állomány beszúrása egy OID mezőbe</text:p>
        </text:list-item>
      </text:list>
      <text:p text:style-name="P4"/>
      <text:p text:style-name="P11"><text:span text:style-name="T2">Először létre kell hoznunk egy OID mezőt a táblánkban. A tábla neve </text:span><text:span text:style-name="T6">accomodations</text:span><text:span text:style-name="T2">, a mező neve </text:span><text:span text:style-name="T6">image</text:span><text:span text:style-name="T2"> lesz.</text:span></text:p>
      <text:p text:style-name="P7"/>
      <text:p text:style-name="P9"><text:span text:style-name="Source_20_Text">ALTER TABLE accomodation ADD COLUMN </text:span><text:span text:style-name="Source_20_Text"><text:span text:style-name="T1">image OID</text:span></text:span><text:span text:style-name="Source_20_Text">;</text:span></text:p>
      <text:p text:style-name="P8"/>
      <text:p text:style-name="P26">Ezután kiválasztjuk a beillesztendő képet. A kép neve ~/tmp/img01.png. Az id=1 rekordba fogjuk beszúrni a képet.</text:p>
      <text:p text:style-name="P7"/>
      <text:p text:style-name="P6">UPDATE accomodations SET image=<text:span text:style-name="T1">lo_import</text:span>('~/tmp/img03.png') WHERE id=1;</text:p>
      <text:p text:style-name="P6"/>
      <text:p text:style-name="P10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Numbering_20_Symbols" style:display-name="Numbering Symbols" style:family="text">
      <style:text-properties fo:font-size="13pt" fo:font-weight="bold" fo:background-color="transparent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1.0236in" fo:text-indent="-0.4335in" fo:margin-left="1.023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8-09T17:40:10.211433196</dc:date>
    <meta:editing-duration>P7DT16H49M27S</meta:editing-duration>
    <meta:editing-cycles>495</meta:editing-cycles>
    <meta:generator>LibreOffice/4.4.2.2$Linux_x86 LibreOffice_project/40m0$Build-2</meta:generator>
    <meta:document-statistic meta:table-count="0" meta:image-count="0" meta:object-count="0" meta:page-count="2" meta:paragraph-count="32" meta:word-count="175" meta:character-count="1192" meta:non-whitespace-character-count="1044"/>
  </office:meta>
</office:document-meta>
</file>